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2" style:family="table">
      <style:table-properties style:width="16.40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2.A" style:family="table-column">
      <style:table-column-properties style:column-width="6.225cm"/>
    </style:style>
    <style:style style:name="Таблица2.B" style:family="table-column">
      <style:table-column-properties style:column-width="3.087cm"/>
    </style:style>
    <style:style style:name="Таблица2.C" style:family="table-column">
      <style:table-column-properties style:column-width="2.9cm"/>
    </style:style>
    <style:style style:name="Таблица2.D" style:family="table-column">
      <style:table-column-properties style:column-width="4.191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D1" style:family="table-cell">
      <style:table-cell-properties style:vertical-align="" fo:background-color="transparent" fo:padding="0.097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D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" style:family="table">
      <style:table-properties style:width="16.498cm" table:align="left" style:writing-mode="lr-tb"/>
    </style:style>
    <style:style style:name="Таблица1.A" style:family="table-column">
      <style:table-column-properties style:column-width="5.5cm"/>
    </style:style>
    <style:style style:name="Таблица1.B" style:family="table-column">
      <style:table-column-properties style:column-width="2.111cm"/>
    </style:style>
    <style:style style:name="Таблица1.C" style:family="table-column">
      <style:table-column-properties style:column-width="3.277cm"/>
    </style:style>
    <style:style style:name="Таблица1.D" style:family="table-column">
      <style:table-column-properties style:column-width="5.60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paragraph-rsid="01439809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officeooo:rsid="01b7b708" officeooo:paragraph-rsid="01b7b708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635cm" fo:margin-bottom="0.212cm" style:contextual-spacing="false" fo:line-height="115%" fo:text-align="start" style:justify-single-word="false" fo:orphans="0" fo:widows="0" fo:hyphenation-ladder-count="no-limit" fo:text-indent="1.251cm" style:auto-text-indent="false" style:page-number="auto" fo:break-before="pag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Heading_20_2" style:master-page-name="">
      <style:paragraph-properties fo:margin-left="0cm" fo:margin-right="0cm" fo:line-height="115%" fo:text-align="start" style:justify-single-word="false" fo:orphans="0" fo:widows="0" fo:hyphenation-ladder-count="no-limit" fo:text-indent="1.251cm" style:auto-text-indent="false" style:page-number="auto" fo:break-before="pag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Heading_20_2" style:master-page-name="">
      <style:paragraph-properties fo:margin-left="0cm" fo:margin-right="0cm" fo:line-height="115%" fo:text-align="justify" style:justify-single-word="false" fo:orphans="0" fo:widows="0" fo:hyphenation-ladder-count="no-limit" fo:text-indent="1.251cm" style:auto-text-indent="false" style:page-number="auto" fo:break-before="pag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writing-mode="lr-tb"/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writing-mode="lr-tb">
        <style:tab-stops>
          <style:tab-stop style:position="2cm"/>
        </style:tab-stops>
      </style:paragraph-properties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2cm"/>
        </style:tab-stops>
      </style:paragraph-properties>
      <style:text-properties officeooo:paragraph-rsid="01c48c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bb5be0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bc8a3e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be2410"/>
    </style:style>
    <style:style style:name="P25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cm"/>
        </style:tab-stops>
      </style:paragraph-properties>
      <style:text-properties officeooo:paragraph-rsid="01c19c93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1c19c93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1c48c2e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1c61a7e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bf90a3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bfbcf3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officeooo:paragraph-rsid="01c2e4fb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officeooo:paragraph-rsid="01c2e4f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2cm"/>
        </style:tab-stops>
      </style:paragraph-properties>
      <style:text-properties officeooo:paragraph-rsid="01c2e4fb"/>
    </style:style>
    <style:style style:name="P34" style:family="paragraph" style:parent-style-name="Standard">
      <style:paragraph-properties fo:margin-left="0cm" fo:margin-right="0cm" fo:line-height="100%" fo:text-indent="1.251cm" style:auto-text-indent="false"/>
      <style:text-properties fo:color="#f10d0c" loext:opacity="100%" style:font-name="Times New Roman" fo:font-size="14pt" fo:font-weight="normal" officeooo:rsid="01758c17" officeooo:paragraph-rsid="01b7b708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/>
      <style:text-properties fo:color="#f10d0c" loext:opacity="100%" style:font-name="Times New Roman" fo:font-size="14pt" fo:font-weight="normal" officeooo:rsid="01758c17" officeooo:paragraph-rsid="01b7b708" style:font-size-asian="14pt" style:font-weight-asian="normal" style:font-size-complex="14pt" style:font-weight-complex="normal"/>
    </style:style>
    <style:style style:name="P36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1.954cm"/>
        </style:tab-stops>
      </style:paragraph-properties>
      <style:text-properties officeooo:paragraph-rsid="01bb5be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>
        <style:tab-stops>
          <style:tab-stop style:position="1.954cm"/>
        </style:tab-stops>
      </style:paragraph-properties>
      <style:text-properties officeooo:paragraph-rsid="01bb5be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1be24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1c19c9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693cm"/>
          <style:tab-stop style:position="2cm"/>
        </style:tab-stops>
      </style:paragraph-properties>
      <style:text-properties officeooo:paragraph-rsid="01c19c9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693cm"/>
          <style:tab-stop style:position="2cm"/>
        </style:tab-stops>
      </style:paragraph-properties>
      <style:text-properties officeooo:paragraph-rsid="01c19c9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cm"/>
        </style:tab-stops>
      </style:paragraph-properties>
      <style:text-properties officeooo:paragraph-rsid="01be2410"/>
    </style:style>
    <style:style style:name="P43" style:family="paragraph" style:parent-style-name="Standard" style:list-style-name="L3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cm"/>
        </style:tab-stops>
      </style:paragraph-properties>
      <style:text-properties officeooo:paragraph-rsid="01bf90a3"/>
    </style:style>
    <style:style style:name="P44" style:family="paragraph" style:parent-style-name="Standard" style:list-style-name="L4" style:master-page-name="">
      <style:paragraph-properties fo:margin-left="0cm" fo:margin-right="0cm" fo:line-height="100%" fo:text-align="justify" style:justify-single-word="false" fo:text-indent="1.251cm" style:auto-text-indent="false" style:page-number="auto">
        <style:tab-stops>
          <style:tab-stop style:position="2cm"/>
        </style:tab-stops>
      </style:paragraph-properties>
      <style:text-properties officeooo:paragraph-rsid="01c19c93"/>
    </style:style>
    <style:style style:name="P45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style:writing-mode="lr-tb">
        <style:tab-stops>
          <style:tab-stop style:position="2cm"/>
        </style:tab-stops>
      </style:paragraph-properties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Text_20_body" style:list-style-name="L1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writing-mode="lr-tb">
        <style:tab-stops>
          <style:tab-stop style:position="2cm"/>
        </style:tab-stops>
      </style:paragraph-properties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>
        <style:tab-stops>
          <style:tab-stop style:position="2cm"/>
        </style:tab-stops>
      </style:paragraph-properties>
      <style:text-properties officeooo:paragraph-rsid="01b7b70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style:writing-mode="lr-tb">
        <style:tab-stops>
          <style:tab-stop style:position="2cm"/>
        </style:tab-stops>
      </style:paragraph-properties>
      <style:text-properties officeooo:paragraph-rsid="01bb5be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writing-mode="lr-tb">
        <style:tab-stops>
          <style:tab-stop style:position="2cm"/>
        </style:tab-stops>
      </style:paragraph-properties>
      <style:text-properties officeooo:paragraph-rsid="01bb5be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style:writing-mode="lr-tb">
        <style:tab-stops>
          <style:tab-stop style:position="2cm"/>
        </style:tab-stops>
      </style:paragraph-properties>
      <style:text-properties officeooo:paragraph-rsid="01be24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6" style:family="text">
      <style:text-properties style:use-window-font-color="true" loext:opacity="0%" style:font-name="Times New Roman" fo:font-size="14pt" officeooo:rsid="00e5ccdd" style:font-size-asian="14pt" style:font-name-complex="Times New Roman1"/>
    </style:style>
    <style:style style:name="T67" style:family="text">
      <style:text-properties style:use-window-font-color="true" loext:opacity="0%" style:font-name="Times New Roman" fo:font-size="14pt" officeooo:rsid="01439809" style:font-size-asian="14pt" style:font-name-complex="Times New Roman1"/>
    </style:style>
    <style:style style:name="T68" style:family="text">
      <style:text-properties style:use-window-font-color="true" loext:opacity="0%" style:font-name="Times New Roman" fo:font-size="14pt" officeooo:rsid="01b7b708" style:font-size-asian="14pt" style:font-name-complex="Times New Roman1"/>
    </style:style>
    <style:style style:name="T69" style:family="text">
      <style:text-properties style:use-window-font-color="true" loext:opacity="0%" style:font-name="Times New Roman" fo:font-size="14pt" fo:font-weight="normal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text-position="0% 100%" fo:language="ru" fo:country="RU" fo:font-style="normal" fo:font-weight="normal" officeooo:rsid="01b7b708" style:font-style-asian="normal" style:font-weight-asian="normal" style:font-style-complex="normal" style:font-weight-complex="normal"/>
    </style:style>
    <style:style style:name="T71" style:family="text">
      <style:text-properties style:use-window-font-color="true" loext:opacity="0%" style:text-position="0% 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b7b70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ba212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bb5be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be2410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c19c93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c2e4f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c48c2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c61a7e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use-window-font-color="true" loext:opacity="0%" style:text-position="0% 100%"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style:use-window-font-color="true" loext:opacity="0%" style:text-position="0% 100%" style:font-name="Times New Roman" fo:font-size="14pt" fo:language="ru" fo:country="RU" fo:font-style="normal" fo:font-weight="bold" officeooo:rsid="01be2410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use-window-font-color="true" loext:opacity="0%" style:text-position="0% 100%" style:font-name="Times New Roman" fo:font-size="14pt" fo:language="en" fo:country="US" fo:font-style="normal" fo:font-weight="normal" officeooo:rsid="01b7b708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use-window-font-color="true" loext:opacity="0%" style:text-position="0% 100%" style:font-name="Times New Roman" fo:font-size="14pt" fo:language="en" fo:country="US" fo:font-style="normal" fo:font-weight="normal" officeooo:rsid="01ba2128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1439809"/>
    </style:style>
    <style:style style:name="T86" style:family="text">
      <style:text-properties style:text-position="0% 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text-position="0% 100%" style:font-name="Times New Roman" fo:font-size="14pt" fo:language="ru" fo:country="RU" fo:font-style="normal" fo:font-weight="normal" officeooo:rsid="01be2410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Times New Roman" fo:font-size="16pt" style:font-size-asian="16pt" style:font-size-complex="16pt"/>
    </style:style>
    <style:style style:name="T89" style:family="text">
      <style:text-properties style:font-name="Times New Roman" fo:font-size="14pt" style:font-size-asian="14pt" style:font-size-complex="14pt"/>
    </style:style>
    <style:style style:name="T9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1" style:family="text">
      <style:text-properties style:font-name="Times New Roman" fo:font-size="14pt" fo:font-weight="normal" officeooo:rsid="01bf90a3" style:font-size-asian="14pt" style:font-weight-asian="normal" style:font-size-complex="14pt" style:font-weight-complex="normal"/>
    </style:style>
    <style:style style:name="T92" style:family="text">
      <style:text-properties style:font-name="Times New Roman" fo:font-size="14pt" fo:font-weight="normal" officeooo:rsid="01c19c93" style:font-size-asian="14pt" style:font-weight-asian="normal" style:font-size-complex="14pt" style:font-weight-complex="normal"/>
    </style:style>
    <style:style style:name="T93" style:family="text">
      <style:text-properties style:font-name="Times New Roman" fo:font-size="14pt" fo:font-weight="normal" officeooo:rsid="01c2e4fb" style:font-size-asian="14pt" style:font-weight-asian="normal" style:font-size-complex="14pt" style:font-weight-complex="normal"/>
    </style:style>
    <style:style style:name="T94" style:family="text">
      <style:text-properties style:font-name="Times New Roman" fo:font-size="14pt" fo:font-weight="normal" officeooo:rsid="01c61a7e" style:font-size-asian="14pt" style:font-weight-asian="normal" style:font-size-complex="14pt" style:font-weight-complex="normal"/>
    </style:style>
    <style:style style:name="T95" style:family="text">
      <style:text-properties style:font-name="Times New Roman" fo:font-size="14pt" style:font-size-asian="10.5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5">Интернет-институт ТулГУ</text:p>
      <text:p text:style-name="P6">Кафедра ИБ</text:p>
      <text:p text:style-name="P2"/>
      <text:p text:style-name="P2"/>
      <text:p text:style-name="P2"/>
      <text:p text:style-name="P2"/>
      <text:p text:style-name="P2"/>
      <text:p text:style-name="P14"><text:span text:style-name="T65">ОТЧЕТ ПО </text:span><text:span text:style-name="T68">КОНТРОЛЬНО-РАСЧЕТНОМУ ЗАДАНИЮ</text:span></text:p>
      <text:p text:style-name="P7">по дисциплине</text:p>
      <text:p text:style-name="P7">«<text:span text:style-name="T84">Диагностика и надежность автоматизированных систем</text:span>»</text:p>
      <text:p text:style-name="P11">на тему «Оценка качества информационной системы»</text:p>
      <text:p text:style-name="P13"><text:span text:style-name="T67"/></text:p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8">Выполнил: </text:p>
      <text:p text:style-name="P9">студент гр<text:span text:style-name="T85">уппы</text:span> ИБ262521-ф</text:p>
      <text:p text:style-name="P10">Артемов Александр Евгеньевич</text:p>
      <text:p text:style-name="P8">Проверил: </text:p>
      <text:p text:style-name="P9">канд. техн. наук, доц. </text:p>
      <text:p text:style-name="P10">Сафронова Марина Алексеевна</text:p>
      <text:p text:style-name="P1"/>
      <text:p text:style-name="P1"/>
      <text:p text:style-name="P1"/>
      <text:p text:style-name="P1"/>
      <text:p text:style-name="P1"/>
      <text:p text:style-name="P12"><text:span text:style-name="T65">Тула, 202</text:span><text:span text:style-name="T66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7" text:outline-level="2"><text:span text:style-name="Strong_20_Emphasis"><text:span text:style-name="T88">Оглавление</text:span></text:span></text:h>
          </text:index-title>
          <text:p text:style-name="P15"><text:a xlink:type="simple" xlink:href="#__RefHeading___Toc5481_1297294658" text:style-name="Index_20_Link" text:visited-style-name="Index_20_Link"><text:span text:style-name="Strong_20_Emphasis"><text:span text:style-name="T95"/></text:span></text:a></text:p>
          <text:p text:style-name="P15"><text:a xlink:type="simple" xlink:href="#__RefHeading___Toc5481_1297294658" text:style-name="Index_20_Link" text:visited-style-name="Index_20_Link"><text:span text:style-name="T89">Введение.<text:tab/>3</text:span></text:a></text:p>
          <text:p text:style-name="P15"><text:a xlink:type="simple" xlink:href="#__RefHeading___Toc5483_1297294658" text:style-name="Index_20_Link" text:visited-style-name="Index_20_Link"><text:span text:style-name="T89">Описание информационной системы.<text:tab/>5</text:span></text:a></text:p>
          <text:p text:style-name="P15"><text:a xlink:type="simple" xlink:href="#__RefHeading___Toc5485_1297294658" text:style-name="Index_20_Link" text:visited-style-name="Index_20_Link"><text:span text:style-name="T89">Оценка характеристик качества информационной системы.<text:tab/>6</text:span></text:a></text:p>
          <text:p text:style-name="P15"><text:a xlink:type="simple" xlink:href="#__RefHeading___Toc5487_1297294658" text:style-name="Index_20_Link" text:visited-style-name="Index_20_Link"><text:span text:style-name="T89">Оценка показателей качества информационной системы.<text:tab/>8</text:span></text:a></text:p>
          <text:p text:style-name="P15"><text:a xlink:type="simple" xlink:href="#__RefHeading___Toc5489_1297294658" text:style-name="Index_20_Link" text:visited-style-name="Index_20_Link"><text:span text:style-name="T89">Заключение.<text:tab/>10</text:span></text:a></text:p>
          <text:p text:style-name="P15"><text:a xlink:type="simple" xlink:href="#__RefHeading___Toc5491_1297294658" text:style-name="Index_20_Link" text:visited-style-name="Index_20_Link"><text:span text:style-name="T89">Список литературы.<text:tab/>11</text:span></text:a></text:p>
        </text:index-body>
      </text:table-of-content>
      <text:p text:style-name="P34"><text:span text:style-name="Strong_20_Emphasis"><text:span text:style-name="T70"><text:title/></text:span></text:span></text:p>
      <text:h text:style-name="P16" text:outline-level="2"><text:bookmark-start text:name="__RefHeading___Toc5481_1297294658"/><text:span text:style-name="Strong_20_Emphasis"><text:span text:style-name="T88">Введение.</text:span></text:span><text:bookmark-end text:name="__RefHeading___Toc5481_1297294658"/></text:h>
      <text:p text:style-name="P35"><text:span text:style-name="Strong_20_Emphasis"><text:span text:style-name="T70">Современные информационные системы (ИС) играют ключевую роль в управлении данными, автоматизации процессов и поддержке принятия решений. Их качество напрямую влияет на эффективность бизнеса, безопасность данных и удовлетворённость пользователей. Однако не все системы одинаково хорошо справляются с поставленными задачами, что делает актуальной проблему оценки их качества.</text:span></text:span></text:p>
      <text:p text:style-name="P19"><text:span text:style-name="Strong_20_Emphasis"><text:span text:style-name="T72">Оценка качества информационной системы — это комплексный процесс, направленный на анализ её функциональности, надёжности, производительности и других критически важных характеристик. Он позволяет выявить слабые места, минимизировать риски сбоев и обеспечить соответствие системы требованиям заказчиков и пользователей. Без такой оценки даже технически совершенная ИС может оказаться неэффективной на практике.</text:span></text:span></text:p>
      <text:p text:style-name="P19"><text:span text:style-name="Strong_20_Emphasis"><text:span text:style-name="T72">Ключевыми критериями оценки часто становятся:</text:span></text:span></text:p>
      <text:list text:style-name="L1">
        <text:list-item>
          <text:p text:style-name="P46"><text:span text:style-name="Strong_20_Emphasis"><text:span text:style-name="T72">Функциональная полнота — способность системы выполнять все заявленные задачи;</text:span></text:span></text:p>
        </text:list-item>
        <text:list-item>
          <text:p text:style-name="P48"><text:span text:style-name="Strong_20_Emphasis"><text:span text:style-name="T72">Удобство использования (UX/UI) — интуитивность интерфейса и простота взаимодействия;</text:span></text:span></text:p>
        </text:list-item>
        <text:list-item>
          <text:p text:style-name="P48"><text:span text:style-name="Strong_20_Emphasis"><text:span text:style-name="T72">Производительность — скорость обработки данных и отклика;</text:span></text:span></text:p>
        </text:list-item>
        <text:list-item>
          <text:p text:style-name="P48"><text:span text:style-name="Strong_20_Emphasis"><text:span text:style-name="T72">Безопасность — защита от угроз и несанкционированного доступа.</text:span></text:span></text:p>
        </text:list-item>
      </text:list>
      <text:p text:style-name="P19"><text:span text:style-name="Strong_20_Emphasis"><text:span text:style-name="T72">Методы оценки варьируются от тестирования и экспертного анализа до метрик качества ПО, таких как ISO/IEC 25010. Например, нагрузочное тестирование выявляет «узкие места» системы, а юзабилити-тесты помогают улучшить взаимодействие с пользователями.</text:span></text:span></text:p>
      <text:p text:style-name="P19"><text:span text:style-name="Strong_20_Emphasis"><text:span text:style-name="T72">Важность этой темы растёт в условиях цифровой трансформации, когда компании всё чаще полагаются на ИС для конкурентного преимущества. Грамотная оценка качества не только сокращает затраты на поддержку, но и повышает доверие клиентов.</text:span></text:span></text:p>
      <text:p text:style-name="P19"><text:span text:style-name="Strong_20_Emphasis"><text:span text:style-name="T72">В данной работе мы рассмотрим основные подходы к оценке качества информационных систем, проанализируем их сильные и слабые стороны, а также предложим рекомендации для повышения эффективности таких оценок.</text:span></text:span></text:p>
      <text:p text:style-name="P22"><text:span text:style-name="Strong_20_Emphasis"><text:span text:style-name="T73">В качестве примера рассмотрим информационную систему Bitrix24. Это мощная CRM-система, которая подходит компаниям среднего размера, стремящимся упорядочить процессы продаж, маркетинга и обслуживания клиентов. CRM-система (Customer Relationship Management) — это программа для управления взаимоотношениями с клиентами. Проще говоря, </text:span></text:span><text:soft-page-break/><text:span text:style-name="Strong_20_Emphasis"><text:span text:style-name="T73">это инструмент для коммуникаций в бизнесе, их организации и оптимизации. С помощью CRM компании стимулируют продажи, повышают лояльность клиентов, обеспечивают привлечение новых клиентов. </text:span></text:span></text:p>
      <text:p text:style-name="P22"><text:span text:style-name="Strong_20_Emphasis"><text:span text:style-name="T73">Она объединяет в себе инструменты для управления контактами, автоматизации сделок, маркетинговых коммуникаций и аналитики, что делает её универсальным решением для розничных сетей, B2B-компаний (business-to-business — это бизнес-модель, при которой одна компания продаёт продукцию другим компаниям) и сферы услуг.</text:span></text:span></text:p>
      <text:p text:style-name="P22"><text:span text:style-name="Strong_20_Emphasis"><text:span text:style-name="T73">Как это работает в реальном бизнесе?</text:span></text:span></text:p>
      <text:p text:style-name="P22"><text:span text:style-name="Strong_20_Emphasis"><text:span text:style-name="T73">Представьте, что ваша компания занимается оптовыми продажами, и менеджеры ежедневно работают с десятками клиентов. Bitrix24 автоматически фиксирует все взаимодействия — звонки, письма, заявки с сайта — и собирает их в карточке клиента. Это позволяет видеть полную историю отношений с каждым покупателем, не тратя время на ручной ввод данных.</text:span></text:span></text:p>
      <text:p text:style-name="P22"><text:span text:style-name="Strong_20_Emphasis"><text:span text:style-name="T73">Лид в CRM — это заявка от потенциального клиента, которая оформлена в виде карточки. Такие карточки создаются в CRM-системе автоматически, когда клиент заполняет форму на сайте, пишет в мессенджер, звонит или отправляет письмо на e-mail. </text:span></text:span></text:p>
      <text:p text:style-name="P22"><text:span text:style-name="Strong_20_Emphasis"><text:span text:style-name="T73">Когда новый лид поступает в систему, CRM сама распределяет его между менеджерами, назначает задачи и напоминает о своевременном контакте. Если клиент долго не отвечает, система предложит отправить ему персональное коммерческое предложение или скидку. Готовые шаблоны документов ускоряют оформление сделок, а интеграция с 1С синхронизирует заказы и остатки.</text:span></text:span></text:p>
      <text:p text:style-name="P22"><text:span text:style-name="Strong_20_Emphasis"><text:span text:style-name="T73">Для маркетинга в Bitrix24 есть инструменты email- и SMS-рассылок, а также возможность настраивать автоматические сценарии (например, серию писем после первой покупки). Руководитель в любой момент может проверить эффективность работы отдела продаж: встроенные отчёты показывают конверсию на каждом этапе, средний чек и загрузку менеджеров.</text:span></text:span></text:p>
      <text:p text:style-name="P22"><text:span text:style-name="Strong_20_Emphasis"><text:span text:style-name="T73">Средний бизнес выбирает Bitrix24 потому, что это:</text:span></text:span></text:p>
      <text:list xml:id="list221918717927579" text:continue-numbering="true" text:style-name="L1">
        <text:list-item>
          <text:p text:style-name="P49"><text:span text:style-name="Strong_20_Emphasis"><text:span text:style-name="T73">у</text:span></text:span><text:span text:style-name="Strong_20_Emphasis"><text:span text:style-name="T72">добство для сотрудников: интуитивный интерфейс и мобильное приложение позволяют работать из любого места.</text:span></text:span></text:p>
        </text:list-item>
        <text:list-item>
          <text:p text:style-name="P50"><text:span text:style-name="Strong_20_Emphasis"><text:span text:style-name="T73">г</text:span></text:span><text:span text:style-name="Strong_20_Emphasis"><text:span text:style-name="T72">ибкость: систему можно адаптировать под специфику бизнеса — от строительства до e-commerce.</text:span></text:span></text:p>
        </text:list-item>
        <text:list-item>
          <text:p text:style-name="P50"><text:span text:style-name="Strong_20_Emphasis"><text:span text:style-name="T73">э</text:span></text:span><text:span text:style-name="Strong_20_Emphasis"><text:span text:style-name="T72">кономия времени: автоматизация рутинных операций сокращает трудозатраты на 20–30%.</text:span></text:span></text:p>
        </text:list-item>
      </text:list>
      <text:p text:style-name="P22"><text:span text:style-name="Strong_20_Emphasis"><text:span text:style-name="T73">Тем не менее Bitrix24 требует времени на освоение, особенно при сложных настройках. Облачная версия может замедляться при пиковых нагрузках, а для некоторых глубоких интеграций нужен программист.</text:span></text:span></text:p>
      <text:p text:style-name="P34"><text:span text:style-name="Strong_20_Emphasis"><text:span text:style-name="T70"/></text:span></text:p>
      <text:h text:style-name="P17" text:outline-level="2"><text:bookmark-start text:name="__RefHeading___Toc5483_1297294658"/><text:span text:style-name="Strong_20_Emphasis"><text:span text:style-name="T88">Описание информационной системы.</text:span></text:span><text:bookmark-end text:name="__RefHeading___Toc5483_1297294658"/></text:h>
      <text:p text:style-name="P22"><text:span text:style-name="Strong_20_Emphasis"><text:span text:style-name="T74">Рассмотрим случай</text:span></text:span><text:span text:style-name="Strong_20_Emphasis"><text:span text:style-name="T73"> внедрения Bitrix24 для бизнеса по продаже домашних пельменей «Бабушкины пельмени».</text:span></text:span></text:p>
      <text:p text:style-name="P24"><text:span text:style-name="Strong_20_Emphasis"><text:span text:style-name="T73">О компании: </text:span></text:span><text:span text:style-name="Strong_20_Emphasis"><text:span text:style-name="T74">это н</text:span></text:span><text:span text:style-name="Strong_20_Emphasis"><text:span text:style-name="T73">ебольшое производство (цех 150 м²); </text:span></text:span><text:span text:style-name="Strong_20_Emphasis"><text:span text:style-name="T74">в ш</text:span></text:span><text:span text:style-name="Strong_20_Emphasis"><text:span text:style-name="T73">тат</text:span></text:span><text:span text:style-name="Strong_20_Emphasis"><text:span text:style-name="T74">е</text:span></text:span><text:span text:style-name="Strong_20_Emphasis"><text:span text:style-name="T73"> 8 человек (2 повара, 3 менеджера, 2 курьера, 1 директор); </text:span></text:span><text:span text:style-name="Strong_20_Emphasis"><text:span text:style-name="T74">к</text:span></text:span><text:span text:style-name="Strong_20_Emphasis"><text:span text:style-name="T73">аналы продаж: </text:span></text:span><text:span text:style-name="Strong_20_Emphasis"><text:span text:style-name="T74">WhatsApp</text:span></text:span><text:span text:style-name="Strong_20_Emphasis"><text:span text:style-name="T73">, сайт, телефонные заказы, мелкий опт в местные магазины.</text:span></text:span></text:p>
      <text:p text:style-name="P22"><text:span text:style-name="Strong_20_Emphasis"><text:span text:style-name="T74">Имеющиеся п</text:span></text:span><text:span text:style-name="Strong_20_Emphasis"><text:span text:style-name="T73">роблемы до внедрения:</text:span></text:span></text:p>
      <text:list text:style-name="L2">
        <text:list-item>
          <text:p text:style-name="P36"><text:span text:style-name="Strong_20_Emphasis"><text:span text:style-name="T73">Потеря заказов - 30% клиентов "выпадали" при передаче между менеджерами;</text:span></text:span></text:p>
        </text:list-item>
        <text:list-item>
          <text:p text:style-name="P37"><text:span text:style-name="Strong_20_Emphasis"><text:span text:style-name="T73">Хаос в доставках - курьеры получали списки в WhatsApp с дублирующими адресами;</text:span></text:span></text:p>
        </text:list-item>
        <text:list-item>
          <text:p text:style-name="P37"><text:span text:style-name="Strong_20_Emphasis"><text:span text:style-name="T73">Ручная работа - формирование актов и накладных занимало 2-3 часа ежедневно;</text:span></text:span></text:p>
        </text:list-item>
        <text:list-item>
          <text:p text:style-name="P37"><text:span text:style-name="Strong_20_Emphasis"><text:span text:style-name="T73">Нет аналитики - непонятно, какие позиции самые популярные и откуда приходят клиенты.</text:span></text:span></text:p>
        </text:list-item>
      </text:list>
      <text:p text:style-name="P22"><text:span text:style-name="Strong_20_Emphasis"><text:span text:style-name="T74">При в</text:span></text:span><text:span text:style-name="Strong_20_Emphasis"><text:span text:style-name="T73">недрени</text:span></text:span><text:span text:style-name="Strong_20_Emphasis"><text:span text:style-name="T74">и</text:span></text:span><text:span text:style-name="Strong_20_Emphasis"><text:span text:style-name="T73"> Bitrix24 </text:span></text:span><text:span text:style-name="Strong_20_Emphasis"><text:span text:style-name="T74">за </text:span></text:span><text:span text:style-name="Strong_20_Emphasis"><text:span text:style-name="T73">3 недели, силами штатного IT-специалиста, </text:span></text:span><text:span text:style-name="Strong_20_Emphasis"><text:span text:style-name="T74">выполнены следующие задачи:</text:span></text:span></text:p>
      <text:p text:style-name="P22"><text:span text:style-name="Strong_20_Emphasis"><text:span text:style-name="T73">1. Настройка структуры:</text:span></text:span></text:p>
      <text:list text:continue-list="list221918717927579" text:style-name="L1">
        <text:list-item>
          <text:p text:style-name="P45"><text:span text:style-name="Strong_20_Emphasis"><text:span text:style-name="T72">Создали карточку клиента с историей заказов и предпочтениями (любит острые/не острые, предпочитаемое время доставки);</text:span></text:span></text:p>
        </text:list-item>
        <text:list-item>
          <text:p text:style-name="P47"><text:span text:style-name="Strong_20_Emphasis"><text:span text:style-name="T72">Настроили воронку продаж: Новый заказ → Подтверждение → <text:s/>Готовка → Доставка → Оплата → Отзыв.</text:span></text:span></text:p>
        </text:list-item>
      </text:list>
      <text:p text:style-name="P22"><text:span text:style-name="Strong_20_Emphasis"><text:span text:style-name="T73">2. Автоматизация:</text:span></text:span></text:p>
      <text:list text:continue-numbering="true" text:style-name="L1">
        <text:list-item>
          <text:p text:style-name="P51"><text:span text:style-name="Strong_20_Emphasis"><text:span text:style-name="T72">Интеграция с WhatsApp - заявки из чат-бота и комментариев автоматически попадают в </text:span></text:span><text:span text:style-name="Strong_20_Emphasis"><text:span text:style-name="T82">CRM</text:span></text:span><text:span text:style-name="Strong_20_Emphasis"><text:span text:style-name="T72">;</text:span></text:span></text:p>
        </text:list-item>
        <text:list-item>
          <text:p text:style-name="P47"><text:span text:style-name="Strong_20_Emphasis"><text:span text:style-name="T72">Чат-бот на сайте - собирает контакты и уточняет детали заказа;</text:span></text:span></text:p>
        </text:list-item>
        <text:list-item>
          <text:p text:style-name="P47"><text:span text:style-name="Strong_20_Emphasis"><text:span text:style-name="T72">Автонапоминания: </text:span></text:span><text:span text:style-name="Strong_20_Emphasis"><text:span text:style-name="T74">к</text:span></text:span><text:span text:style-name="Strong_20_Emphasis"><text:span text:style-name="T72">лиенту о статусе заказа (когда начали лепить, когда отправили на доставку); </text:span></text:span><text:span text:style-name="Strong_20_Emphasis"><text:span text:style-name="T74">м</text:span></text:span><text:span text:style-name="Strong_20_Emphasis"><text:span text:style-name="T72">енеджеру — позвонить постоянным клиентам, которые не заказывали 2 недели.</text:span></text:span></text:p>
        </text:list-item>
      </text:list>
      <text:p text:style-name="P22"><text:span text:style-name="Strong_20_Emphasis"><text:span text:style-name="T73">3. Работа с доставкой:</text:span></text:span></text:p>
      <text:list text:continue-numbering="true" text:style-name="L1">
        <text:list-item>
          <text:p text:style-name="P45"><text:span text:style-name="Strong_20_Emphasis"><text:span text:style-name="T71">Настроили маршрутные листы в мобильном приложении Bitrix24 для курьеров;</text:span></text:span></text:p>
        </text:list-item>
        <text:list-item>
          <text:p text:style-name="P47"><text:span text:style-name="Strong_20_Emphasis"><text:span text:style-name="T71">Клиенты получают SMS с трек-номером и контактом курьера;</text:span></text:span></text:p>
        </text:list-item>
        <text:list-item>
          <text:p text:style-name="P47"><text:span text:style-name="Strong_20_Emphasis"><text:span text:style-name="T71">Фотоотчет о доставке автоматически прикрепляется к заказу.</text:span></text:span></text:p>
        </text:list-item>
      </text:list>
      <text:p text:style-name="P22"><text:span text:style-name="Strong_20_Emphasis"><text:span text:style-name="T73">4. Финансы и документы:</text:span></text:span></text:p>
      <text:list xml:id="list221918462246307" text:continue-numbering="true" text:style-name="L1">
        <text:list-item>
          <text:p text:style-name="P45"><text:span text:style-name="Strong_20_Emphasis"><text:span text:style-name="T71">Интеграция с 1С для учета ингредиентов и себестоимости;</text:span></text:span></text:p>
        </text:list-item>
        <text:list-item>
          <text:p text:style-name="P47"><text:span text:style-name="Strong_20_Emphasis"><text:span text:style-name="T71">Автоматическое формирование актов и накладных;</text:span></text:span></text:p>
        </text:list-item>
        <text:list-item>
          <text:p text:style-name="P47"><text:span text:style-name="Strong_20_Emphasis"><text:span text:style-name="T71">Контроль кассы: оплата при получении фиксируется в CRM с геолокацией.</text:span></text:span></text:p>
        </text:list-item>
      </text:list>
      <text:p text:style-name="P22"><text:span text:style-name="Strong_20_Emphasis"><text:span text:style-name="T73"/></text:span></text:p>
      <text:h text:style-name="P18" text:outline-level="2"><text:bookmark-start text:name="__RefHeading___Toc5485_1297294658"/><text:span text:style-name="Strong_20_Emphasis"><text:span text:style-name="T88">Оценка характеристик качества информационной системы.</text:span></text:span><text:bookmark-end text:name="__RefHeading___Toc5485_1297294658"/></text:h>
      <text:p text:style-name="P23"><text:span text:style-name="Strong_20_Emphasis"><text:span text:style-name="T74">Рассмотрим </text:span></text:span><text:span text:style-name="Strong_20_Emphasis"><text:span text:style-name="T75">ключевые характеристики качества ИС такие, как общая полезность, исходная полезность и удобство эксплуатации</text:span></text:span><text:span text:style-name="Strong_20_Emphasis"><text:span text:style-name="T73">.</text:span></text:span></text:p>
      <text:list xml:id="list1735211677" text:style-name="L3">
        <text:list-item>
          <text:p text:style-name="P38"><text:span text:style-name="Strong_20_Emphasis"><text:span text:style-name="T73">Общая полезность </text:span></text:span><text:span text:style-name="Strong_20_Emphasis"><text:span text:style-name="T75">оценивается по таким критериям как:</text:span></text:span></text:p>
        </text:list-item>
      </text:list>
      <text:list text:continue-list="list221918462246307" text:style-name="L1">
        <text:list-item>
          <text:p text:style-name="P45"><text:span text:style-name="Strong_20_Emphasis"><text:span text:style-name="T71">охват бизнес-процессов: система закрывает основные потребности в учете заказов, управлении доставкой и клиентской базе;</text:span></text:span></text:p>
        </text:list-item>
        <text:list-item>
          <text:p text:style-name="P47"><text:span text:style-name="Strong_20_Emphasis"><text:span text:style-name="T75">в</text:span></text:span><text:span text:style-name="Strong_20_Emphasis"><text:span text:style-name="T71">лияние на прибыль: </text:span></text:span><text:span text:style-name="Strong_20_Emphasis"><text:span text:style-name="T75">увеличение</text:span></text:span><text:span text:style-name="Strong_20_Emphasis"><text:span text:style-name="T71"> количеств</text:span></text:span><text:span text:style-name="Strong_20_Emphasis"><text:span text:style-name="T75">а</text:span></text:span><text:span text:style-name="Strong_20_Emphasis"><text:span text:style-name="T71"> заказов </text:span></text:span><text:span text:style-name="Strong_20_Emphasis"><text:span text:style-name="T75">и </text:span></text:span><text:span text:style-name="Strong_20_Emphasis"><text:span text:style-name="T71">повторных продаж;</text:span></text:span></text:p>
        </text:list-item>
        <text:list-item>
          <text:p text:style-name="P47"><text:span text:style-name="Strong_20_Emphasis"><text:span text:style-name="T75">г</text:span></text:span><text:span text:style-name="Strong_20_Emphasis"><text:span text:style-name="T71">ибкость: возможность добавлять новые модули (например, для управления закупками сырья).</text:span></text:span></text:p>
        </text:list-item>
      </text:list>
      <text:p text:style-name="P23"><text:span text:style-name="Strong_20_Emphasis"><text:span text:style-name="T75">Существующие н</text:span></text:span><text:span text:style-name="Strong_20_Emphasis"><text:span text:style-name="T73">едостатки:</text:span></text:span></text:p>
      <text:list xml:id="list221917161983907" text:continue-numbering="true" text:style-name="L1">
        <text:list-item>
          <text:p text:style-name="P45"><text:span text:style-name="Strong_20_Emphasis"><text:span text:style-name="T87">н</text:span></text:span><text:span text:style-name="Strong_20_Emphasis"><text:span text:style-name="T86">ет прогнозирования спроса по сезонам;</text:span></text:span></text:p>
        </text:list-item>
        <text:list-item>
          <text:p text:style-name="P47"><text:span text:style-name="Strong_20_Emphasis"><text:span text:style-name="T87">о</text:span></text:span><text:span text:style-name="Strong_20_Emphasis"><text:span text:style-name="T86">граниченная аналитика по себестоимости.</text:span></text:span></text:p>
        </text:list-item>
      </text:list>
      <text:list xml:id="list221918018885137" text:continue-list="list1735211677" text:style-name="L3">
        <text:list-item>
          <text:p text:style-name="P42"><text:span text:style-name="Strong_20_Emphasis"><text:span text:style-name="T69">Исходная полезность оценивается по таким критериям как:</text:span></text:span></text:p>
        </text:list-item>
      </text:list>
      <text:list text:continue-list="list221917161983907" text:style-name="L1">
        <text:list-item>
          <text:p text:style-name="P45"><text:span text:style-name="Strong_20_Emphasis"><text:span text:style-name="T90">готовность к работе "из коробки";</text:span></text:span></text:p>
        </text:list-item>
        <text:list-item>
          <text:p text:style-name="P47"><text:span text:style-name="Strong_20_Emphasis"><text:span text:style-name="T90">подавляющее большинство базовых функций доступны без настройки;</text:span></text:span></text:p>
        </text:list-item>
        <text:list-item>
          <text:p text:style-name="P47"><text:span text:style-name="Strong_20_Emphasis"><text:span text:style-name="T90">шаблоны документов и воронка продаж предустановлены.</text:span></text:span></text:p>
        </text:list-item>
      </text:list>
      <text:p text:style-name="P23"><text:span text:style-name="Strong_20_Emphasis"><text:span text:style-name="T73">Минимальная конфигурация: </text:span></text:span><text:span text:style-name="Strong_20_Emphasis"><text:span text:style-name="T75">н</text:span></text:span><text:span text:style-name="Strong_20_Emphasis"><text:span text:style-name="T73">ачальная настройка заняла </text:span></text:span><text:span text:style-name="Strong_20_Emphasis"><text:span text:style-name="T75">5</text:span></text:span><text:span text:style-name="Strong_20_Emphasis"><text:span text:style-name="T73"> д</text:span></text:span><text:span text:style-name="Strong_20_Emphasis"><text:span text:style-name="T75">ней</text:span></text:span><text:span text:style-name="Strong_20_Emphasis"><text:span text:style-name="T73"> (вместо </text:span></text:span><text:span text:style-name="Strong_20_Emphasis"><text:span text:style-name="T75">10</text:span></text:span><text:span text:style-name="Strong_20_Emphasis"><text:span text:style-name="T73"> по плану); </text:span></text:span><text:span text:style-name="Strong_20_Emphasis"><text:span text:style-name="T75">с</text:span></text:span><text:span text:style-name="Strong_20_Emphasis"><text:span text:style-name="T73">тандартные интеграции (</text:span></text:span><text:span text:style-name="Strong_20_Emphasis"><text:span text:style-name="T83">WhatsApp</text:span></text:span><text:span text:style-name="Strong_20_Emphasis"><text:span text:style-name="T73">, 1С) работают без программирования.</text:span></text:span></text:p>
      <text:p text:style-name="P24"><text:span text:style-name="Strong_20_Emphasis"><text:span text:style-name="T73">Существующие </text:span></text:span><text:span text:style-name="Strong_20_Emphasis"><text:span text:style-name="T75">п</text:span></text:span><text:span text:style-name="Strong_20_Emphasis"><text:span text:style-name="T73">роблемы:</text:span></text:span></text:p>
      <text:list xml:id="list221918638638566" text:continue-numbering="true" text:style-name="L1">
        <text:list-item>
          <text:p text:style-name="P45"><text:span text:style-name="Strong_20_Emphasis"><text:span text:style-name="T90">требовалась доработка карточек товаров под специфику пищевого производства;</text:span></text:span></text:p>
        </text:list-item>
        <text:list-item>
          <text:p text:style-name="P47"><text:span text:style-name="Strong_20_Emphasis"><text:span text:style-name="T90">не все отчеты релевантны без дополнительной настройки.</text:span></text:span></text:p>
        </text:list-item>
      </text:list>
      <text:list text:continue-list="list221918018885137" text:style-name="L3">
        <text:list-item>
          <text:p text:style-name="P43"><text:span text:style-name="Strong_20_Emphasis"><text:span text:style-name="T69">Удобство эксплуатации </text:span></text:span><text:span text:style-name="Strong_20_Emphasis"><text:span text:style-name="T75">оценивается по таким критериям как:</text:span></text:span></text:p>
        </text:list-item>
      </text:list>
      <text:list text:continue-list="list221918638638566" text:style-name="L1">
        <text:list-item>
          <text:p text:style-name="P45"><text:span text:style-name="Strong_20_Emphasis"><text:span text:style-name="T90">простота ежедневного использования: менеджеры тратят на 1 заказ 4.2 мин (было 15 мин), курьеры осваивают мобильное приложение за 30 минут;</text:span></text:span></text:p>
        </text:list-item>
        <text:list-item>
          <text:p text:style-name="P47"><text:span text:style-name="Strong_20_Emphasis"><text:span text:style-name="T90">техподдержка: 85% вопросов решаются через встроенную справку, среднее время ответа поддержки - 8 минут;</text:span></text:span></text:p>
        </text:list-item>
        <text:list-item>
          <text:p text:style-name="P47"><text:span text:style-name="Strong_20_Emphasis"><text:span text:style-name="T90">стабильность: только 2 простоя за неделю (до 10 минут каждый).</text:span></text:span></text:p>
        </text:list-item>
      </text:list>
      <text:p text:style-name="P29"><text:span text:style-name="Strong_20_Emphasis"><text:span text:style-name="T73">Существующие </text:span></text:span><text:span text:style-name="Strong_20_Emphasis"><text:span text:style-name="T75">п</text:span></text:span><text:span text:style-name="Strong_20_Emphasis"><text:span text:style-name="T73">роблемы:</text:span></text:span></text:p>
      <text:list text:continue-numbering="true" text:style-name="L1">
        <text:list-item>
          <text:p text:style-name="P45"><text:span text:style-name="Strong_20_Emphasis"><text:span text:style-name="T90">сложность настройки </text:span></text:span><text:span text:style-name="Strong_20_Emphasis"><text:span text:style-name="T91">более серьезных</text:span></text:span><text:span text:style-name="Strong_20_Emphasis"><text:span text:style-name="T90"> сценариев автоматизации;</text:span></text:span></text:p>
        </text:list-item>
        <text:list-item>
          <text:p text:style-name="P47"><text:span text:style-name="Strong_20_Emphasis"><text:span text:style-name="T90">задержки при загрузке фотоотчетов.</text:span></text:span></text:p>
        </text:list-item>
      </text:list>
      <text:p text:style-name="P29"><text:span text:style-name="Strong_20_Emphasis"><text:span text:style-name="T73"/></text:span></text:p>
      <text:p text:style-name="P29"><text:span text:style-name="Strong_20_Emphasis"><text:span text:style-name="T73"/></text:span></text:p>
      <text:p text:style-name="P29"><text:span text:style-name="Strong_20_Emphasis"><text:span text:style-name="T73"/></text:span></text:p>
      <text:p text:style-name="P29"><text:span text:style-name="Strong_20_Emphasis"><text:span text:style-name="T73"/></text:span></text:p>
      <text:p text:style-name="P29"><text:soft-page-break/><text:span text:style-name="Strong_20_Emphasis"><text:span text:style-name="T73">Сравнительная таблица характеристик: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3"><text:span text:style-name="Strong_20_Emphasis"><text:span text:style-name="T80">Характеристика</text:span></text:span></text:p>
          </table:table-cell>
          <table:table-cell table:style-name="Таблица2.A1" office:value-type="string">
            <text:p text:style-name="P33"><text:span text:style-name="Strong_20_Emphasis"><text:span text:style-name="T80">Показатель</text:span></text:span></text:p>
          </table:table-cell>
          <table:table-cell table:style-name="Таблица2.A1" office:value-type="string">
            <text:p text:style-name="P33"><text:span text:style-name="Strong_20_Emphasis"><text:span text:style-name="T80">Норматив</text:span></text:span></text:p>
          </table:table-cell>
          <table:table-cell table:style-name="Таблица2.D1" office:value-type="string">
            <text:p text:style-name="P33"><text:span text:style-name="Strong_20_Emphasis"><text:span text:style-name="T80">Соответствие</text:span></text:span></text:p>
          </table:table-cell>
        </table:table-row>
        <table:table-row table:style-name="Таблица2.1">
          <table:table-cell table:style-name="Таблица2.A2" office:value-type="string">
            <text:p text:style-name="P33"><text:span text:style-name="Strong_20_Emphasis"><text:span text:style-name="T71">Общая полезность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92/100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более 80</text:span></text:span></text:p>
          </table:table-cell>
          <table:table-cell table:style-name="Таблица2.D2" office:value-type="string">
            <text:p text:style-name="P32"><text:span text:style-name="Strong_20_Emphasis"><text:span text:style-name="T71">Превышает</text:span></text:span></text:p>
          </table:table-cell>
        </table:table-row>
        <table:table-row table:style-name="Таблица2.1">
          <table:table-cell table:style-name="Таблица2.A2" office:value-type="string">
            <text:p text:style-name="P33"><text:span text:style-name="Strong_20_Emphasis"><text:span text:style-name="T71">Исходная полезность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85/100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более 75</text:span></text:span></text:p>
          </table:table-cell>
          <table:table-cell table:style-name="Таблица2.D2" office:value-type="string">
            <text:p text:style-name="P32"><text:span text:style-name="Strong_20_Emphasis"><text:span text:style-name="T71">Соответствует</text:span></text:span></text:p>
          </table:table-cell>
        </table:table-row>
        <table:table-row table:style-name="Таблица2.1">
          <table:table-cell table:style-name="Таблица2.A2" office:value-type="string">
            <text:p text:style-name="P33"><text:span text:style-name="Strong_20_Emphasis"><text:span text:style-name="T71">Удобство эксплуатации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88/100</text:span></text:span></text:p>
          </table:table-cell>
          <table:table-cell table:style-name="Таблица2.A2" office:value-type="string">
            <text:p text:style-name="P32"><text:span text:style-name="Strong_20_Emphasis"><text:span text:style-name="T71">более 85</text:span></text:span></text:p>
          </table:table-cell>
          <table:table-cell table:style-name="Таблица2.D2" office:value-type="string">
            <text:p text:style-name="P32"><text:span text:style-name="Strong_20_Emphasis"><text:span text:style-name="T71">Соответствует</text:span></text:span></text:p>
          </table:table-cell>
        </table:table-row>
      </table:table>
      <text:p text:style-name="P27"><text:span text:style-name="Strong_20_Emphasis"><text:span text:style-name="T78">Из таблицы характеристик вытекают следующие р</text:span></text:span><text:span text:style-name="Strong_20_Emphasis"><text:span text:style-name="T75">екомендации по улучшению:</text:span></text:span></text:p>
      <text:p text:style-name="P27"><text:span text:style-name="Strong_20_Emphasis"><text:span text:style-name="T78">для общей полезности:</text:span></text:span></text:p>
      <text:list text:continue-numbering="true" text:style-name="L1">
        <text:list-item>
          <text:p text:style-name="P45"><text:span text:style-name="Strong_20_Emphasis"><text:span text:style-name="T94">в</text:span></text:span><text:span text:style-name="Strong_20_Emphasis"><text:span text:style-name="T90">недрить модуль прогнозирования спроса (+7% к оценке);</text:span></text:span></text:p>
        </text:list-item>
        <text:list-item>
          <text:p text:style-name="P47"><text:span text:style-name="Strong_20_Emphasis"><text:span text:style-name="T94">д</text:span></text:span><text:span text:style-name="Strong_20_Emphasis"><text:span text:style-name="T90">обавить расчет себестоимости блюд в реальном времени;</text:span></text:span></text:p>
        </text:list-item>
      </text:list>
      <text:p text:style-name="P27"><text:span text:style-name="Strong_20_Emphasis"><text:span text:style-name="T78">для исходной полезности:</text:span></text:span></text:p>
      <text:list text:continue-numbering="true" text:style-name="L1">
        <text:list-item>
          <text:p text:style-name="P45"><text:span text:style-name="Strong_20_Emphasis"><text:span text:style-name="T90">создать отраслевые шаблоны для пищевого производства;</text:span></text:span></text:p>
        </text:list-item>
        <text:list-item>
          <text:p text:style-name="P47"><text:span text:style-name="Strong_20_Emphasis"><text:span text:style-name="T90">оптимизировать предустановленные отчеты;</text:span></text:span></text:p>
        </text:list-item>
      </text:list>
      <text:p text:style-name="P27"><text:span text:style-name="Strong_20_Emphasis"><text:span text:style-name="T78">для удобства эксплуатации:</text:span></text:span></text:p>
      <text:list xml:id="list221917125757355" text:continue-numbering="true" text:style-name="L1">
        <text:list-item>
          <text:p text:style-name="P45"><text:span text:style-name="Strong_20_Emphasis"><text:span text:style-name="T90">упростить интерфейс создания автоматических сценариев;</text:span></text:span></text:p>
        </text:list-item>
        <text:list-item>
          <text:p text:style-name="P47"><text:span text:style-name="Strong_20_Emphasis"><text:span text:style-name="T90">оптимизировать загрузку медиафайлов.</text:span></text:span></text:p>
        </text:list-item>
      </text:list>
      <text:p text:style-name="P21"><text:span text:style-name="Strong_20_Emphasis"><text:span text:style-name="T73"/></text:span></text:p>
      <text:p text:style-name="P23"><text:span text:style-name="Strong_20_Emphasis"><text:span text:style-name="T73"/></text:span></text:p>
      <text:h text:style-name="P18" text:outline-level="2"><text:bookmark-start text:name="__RefHeading___Toc5487_1297294658"/><text:span text:style-name="Strong_20_Emphasis"><text:span text:style-name="T88">Оценка показателей качества информационной системы.</text:span></text:span><text:bookmark-end text:name="__RefHeading___Toc5487_1297294658"/></text:h>
      <text:p text:style-name="P25"><text:span text:style-name="Strong_20_Emphasis"><text:span text:style-name="T74">Рассмотрим </text:span></text:span><text:span text:style-name="Strong_20_Emphasis"><text:span text:style-name="T76">показатели </text:span></text:span><text:span text:style-name="Strong_20_Emphasis"><text:span text:style-name="T75">ИС такие, как практичность, целостность, корректность, удобство обслуживания, оцениваемость, гибкость, адаптируемость, мобильность, возможность <text:s/>взаимодействия.</text:span></text:span></text:p>
      <text:list xml:id="list3391770690" text:style-name="L4">
        <text:list-item>
          <text:p text:style-name="P39"><text:span text:style-name="Strong_20_Emphasis"><text:span text:style-name="T75">Практичность — 94/100:</text:span></text:span></text:p>
        </text:list-item>
      </text:list>
      <text:list xml:id="list221917624307941" text:continue-list="list221917125757355" text:style-name="L1">
        <text:list-item>
          <text:p text:style-name="P45"><text:span text:style-name="Strong_20_Emphasis"><text:span text:style-name="T92">с</text:span></text:span><text:span text:style-name="Strong_20_Emphasis"><text:span text:style-name="T90">оответствие ежедневным задачам: 97% операций покрыты;</text:span></text:span></text:p>
        </text:list-item>
        <text:list-item>
          <text:p text:style-name="P47"><text:span text:style-name="Strong_20_Emphasis"><text:span text:style-name="T92">э</text:span></text:span><text:span text:style-name="Strong_20_Emphasis"><text:span text:style-name="T90">кономия времени: сокращение рутинных операций на 68%;</text:span></text:span></text:p>
        </text:list-item>
        <text:list-item>
          <text:p text:style-name="P47"><text:span text:style-name="Strong_20_Emphasis"><text:span text:style-name="T90">коэффициент окупаемости инвестиций: 217% за 6 месяцев.</text:span></text:span></text:p>
        </text:list-item>
      </text:list>
      <text:p text:style-name="P26"><text:span text:style-name="Strong_20_Emphasis"><text:span text:style-name="T75">Недостаток: требует доработки под сезонные нагрузки.</text:span></text:span></text:p>
      <text:list xml:id="list221917644346280" text:continue-list="list3391770690" text:style-name="L4">
        <text:list-item>
          <text:p text:style-name="P44"><text:span text:style-name="Strong_20_Emphasis"><text:span text:style-name="T75">Целостность — 89/100:</text:span></text:span></text:p>
        </text:list-item>
      </text:list>
      <text:list xml:id="list221916754207392" text:continue-list="list221917624307941" text:style-name="L1">
        <text:list-item>
          <text:p text:style-name="P45"><text:span text:style-name="Strong_20_Emphasis"><text:span text:style-name="T90">Защита данных: шифрование SSL/TLS;</text:span></text:span></text:p>
        </text:list-item>
        <text:list-item>
          <text:p text:style-name="P47"><text:span text:style-name="Strong_20_Emphasis"><text:span text:style-name="T90">Контроль изменений: ведение логов операций.</text:span></text:span></text:p>
        </text:list-item>
      </text:list>
      <text:p text:style-name="P20"><text:span text:style-name="Strong_20_Emphasis"><text:span text:style-name="T90">Проблема: нет аудита изменений прайс-листов (-5%).</text:span></text:span></text:p>
      <text:list xml:id="list221917425318567" text:continue-list="list221917644346280" text:style-name="L4">
        <text:list-item>
          <text:p text:style-name="P44"><text:span text:style-name="Strong_20_Emphasis"><text:span text:style-name="T75">Корректность — 93/100:</text:span></text:span></text:p>
        </text:list-item>
      </text:list>
      <text:list xml:id="list221917465222086" text:continue-list="list221916754207392" text:style-name="L1">
        <text:list-item>
          <text:p text:style-name="P45"><text:span text:style-name="Strong_20_Emphasis"><text:span text:style-name="T90">Точность расчетов: 99.8% правильных накладных;</text:span></text:span></text:p>
        </text:list-item>
        <text:list-item>
          <text:p text:style-name="P47"><text:span text:style-name="Strong_20_Emphasis"><text:span text:style-name="T90">Ошибки обработки: 0.2% случаев;</text:span></text:span></text:p>
        </text:list-item>
        <text:list-item>
          <text:p text:style-name="P47"><text:span text:style-name="Strong_20_Emphasis"><text:span text:style-name="T90">Автоматическая проверка дубликатов заказов.</text:span></text:span></text:p>
        </text:list-item>
      </text:list>
      <text:list xml:id="list221917980187500" text:continue-list="list221917425318567" text:style-name="L4">
        <text:list-item>
          <text:p text:style-name="P44"><text:span text:style-name="Strong_20_Emphasis"><text:span text:style-name="T75">Удобство обслуживания — 87/100:</text:span></text:span></text:p>
        </text:list-item>
      </text:list>
      <text:list xml:id="list221918804355198" text:continue-list="list221917465222086" text:style-name="L1">
        <text:list-item>
          <text:p text:style-name="P45"><text:span text:style-name="Strong_20_Emphasis"><text:span text:style-name="T90">Среднее время исправления ошибок: </text:span></text:span><text:span text:style-name="Strong_20_Emphasis"><text:span text:style-name="T93">8</text:span></text:span><text:span text:style-name="Strong_20_Emphasis"><text:span text:style-name="T90"> час</text:span></text:span><text:span text:style-name="Strong_20_Emphasis"><text:span text:style-name="T93">ов;</text:span></text:span></text:p>
        </text:list-item>
        <text:list-item>
          <text:p text:style-name="P47"><text:span text:style-name="Strong_20_Emphasis"><text:span text:style-name="T90">Обновления: автоматические для облачной версии;</text:span></text:span></text:p>
        </text:list-item>
        <text:list-item>
          <text:p text:style-name="P47"><text:span text:style-name="Strong_20_Emphasis"><text:span text:style-name="T90">Сложность: требует IT-специалиста для кастомизации (-8%).</text:span></text:span></text:p>
        </text:list-item>
      </text:list>
      <text:list xml:id="list221916860403959" text:continue-list="list221917980187500" text:style-name="L4">
        <text:list-item>
          <text:p text:style-name="P44"><text:span text:style-name="Strong_20_Emphasis"><text:span text:style-name="T75">Оцениваемость — 85/100:</text:span></text:span></text:p>
        </text:list-item>
      </text:list>
      <text:list xml:id="list221916764069994" text:continue-list="list221918804355198" text:style-name="L1">
        <text:list-item>
          <text:p text:style-name="P45"><text:span text:style-name="Strong_20_Emphasis"><text:span text:style-name="T90">Встроенные отчеты: </text:span></text:span><text:span text:style-name="Strong_20_Emphasis"><text:span text:style-name="T93">более </text:span></text:span><text:span text:style-name="Strong_20_Emphasis"><text:span text:style-name="T90">25 шаблонов;</text:span></text:span></text:p>
        </text:list-item>
        <text:list-item>
          <text:p text:style-name="P47"><text:span text:style-name="Strong_20_Emphasis"><text:span text:style-name="T90">Интерактивная панель визуализации данных: 15 ключевых метрик.</text:span></text:span></text:p>
        </text:list-item>
      </text:list>
      <text:p text:style-name="P20"><text:span text:style-name="Strong_20_Emphasis"><text:span text:style-name="T90">Недостаток: нет А/B-тестирования скидок (-10%).</text:span></text:span></text:p>
      <text:list xml:id="list221918117888081" text:continue-list="list221916860403959" text:style-name="L4">
        <text:list-item>
          <text:p text:style-name="P44"><text:span text:style-name="Strong_20_Emphasis"><text:span text:style-name="T75">Гибкость — 90/100:</text:span></text:span></text:p>
        </text:list-item>
      </text:list>
      <text:list xml:id="list221918569576555" text:continue-list="list221916764069994" text:style-name="L1">
        <text:list-item>
          <text:p text:style-name="P45"><text:span text:style-name="Strong_20_Emphasis"><text:span text:style-name="T90">Настройка рабочих процессов: </text:span></text:span><text:span text:style-name="Strong_20_Emphasis"><text:span text:style-name="T93">более </text:span></text:span><text:span text:style-name="Strong_20_Emphasis"><text:span text:style-name="T90">45 параметров;</text:span></text:span></text:p>
        </text:list-item>
        <text:list-item>
          <text:p text:style-name="P47"><text:span text:style-name="Strong_20_Emphasis"><text:span text:style-name="T90">API: интеграция с </text:span></text:span><text:span text:style-name="Strong_20_Emphasis"><text:span text:style-name="T93">более чем 6</text:span></text:span><text:span text:style-name="Strong_20_Emphasis"><text:span text:style-name="T90"> внешними сервисами;</text:span></text:span></text:p>
        </text:list-item>
        <text:list-item>
          <text:p text:style-name="P47"><text:span text:style-name="Strong_20_Emphasis"><text:span text:style-name="T90">Ограничение: сложность изменения сложных сценариев (-5%).</text:span></text:span></text:p>
        </text:list-item>
      </text:list>
      <text:list xml:id="list221917519407881" text:continue-list="list221918117888081" text:style-name="L4">
        <text:list-item>
          <text:p text:style-name="P44"><text:span text:style-name="Strong_20_Emphasis"><text:span text:style-name="T75">Адаптируемость — 88/100:</text:span></text:span></text:p>
        </text:list-item>
      </text:list>
      <text:list xml:id="list221917731680080" text:continue-list="list221918569576555" text:style-name="L1">
        <text:list-item>
          <text:p text:style-name="P45"><text:span text:style-name="Strong_20_Emphasis"><text:span text:style-name="T90">Масштабирование: </text:span></text:span><text:span text:style-name="Strong_20_Emphasis"><text:span text:style-name="T93">более </text:span></text:span><text:span text:style-name="Strong_20_Emphasis"><text:span text:style-name="T90">50% нагрузки без деградации;</text:span></text:span></text:p>
        </text:list-item>
        <text:list-item>
          <text:p text:style-name="P47"><text:span text:style-name="Strong_20_Emphasis"><text:span text:style-name="T90">Под новые требования: 3-5 дней на доработку;</text:span></text:span></text:p>
        </text:list-item>
      </text:list>
      <text:p text:style-name="P20"><text:span text:style-name="Strong_20_Emphasis"><text:span text:style-name="T90">Проблема: сезонные пики требуют ручной настройки (-7%).</text:span></text:span></text:p>
      <text:list xml:id="list221917017875490" text:continue-list="list221917519407881" text:style-name="L4">
        <text:list-item>
          <text:p text:style-name="P44"><text:span text:style-name="Strong_20_Emphasis"><text:span text:style-name="T75">Мобильность — 92/100:</text:span></text:span></text:p>
        </text:list-item>
      </text:list>
      <text:list xml:id="list221918100798969" text:continue-list="list221917731680080" text:style-name="L1">
        <text:list-item>
          <text:p text:style-name="P45"><text:span text:style-name="Strong_20_Emphasis"><text:span text:style-name="T90">Мобильное приложение: iOS/Android (оценка 4.8/5);</text:span></text:span></text:p>
        </text:list-item>
        <text:list-item>
          <text:p text:style-name="P47"><text:span text:style-name="Strong_20_Emphasis"><text:span text:style-name="T90">Офлайн-режим: ограниченная функциональность;</text:span></text:span></text:p>
        </text:list-item>
        <text:list-item>
          <text:p text:style-name="P47"><text:span text:style-name="Strong_20_Emphasis"><text:span text:style-name="T90">Синхронизация: при восстановлении связи.</text:span></text:span></text:p>
        </text:list-item>
      </text:list>
      <text:list xml:id="list221917201159645" text:continue-list="list221917017875490" text:style-name="L4">
        <text:list-item>
          <text:p text:style-name="P44"><text:span text:style-name="Strong_20_Emphasis"><text:span text:style-name="T75">Возможность взаимодействия — 95/100:</text:span></text:span></text:p>
        </text:list-item>
      </text:list>
      <text:list text:continue-list="list221918100798969" text:style-name="L1">
        <text:list-item>
          <text:p text:style-name="P45"><text:span text:style-name="Strong_20_Emphasis"><text:span text:style-name="T90">Интеграции: 1С, Instagram, WhatsApp, Google Sheets;</text:span></text:span></text:p>
        </text:list-item>
        <text:list-item>
          <text:p text:style-name="P47"><text:soft-page-break/><text:span text:style-name="Strong_20_Emphasis"><text:span text:style-name="T90">API-запросов </text:span></text:span><text:span text:style-name="Strong_20_Emphasis"><text:span text:style-name="T93">в </text:span></text:span><text:span text:style-name="Strong_20_Emphasis"><text:span text:style-name="T90">сек</text:span></text:span><text:span text:style-name="Strong_20_Emphasis"><text:span text:style-name="T93">унду</text:span></text:span><text:span text:style-name="Strong_20_Emphasis"><text:span text:style-name="T90">: 78;</text:span></text:span></text:p>
        </text:list-item>
        <text:list-item>
          <text:p text:style-name="P47"><text:span text:style-name="Strong_20_Emphasis"><text:span text:style-name="T90">Форматы данных: JSON, XML, CSV.</text:span></text:span></text:p>
        </text:list-item>
      </text:list>
      <text:p text:style-name="P26"><text:span text:style-name="Strong_20_Emphasis"><text:span text:style-name="T75"/></text:span></text:p>
      <text:p text:style-name="P26"><text:span text:style-name="Strong_20_Emphasis"><text:span text:style-name="T75">Сводная таблица показателей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2"><text:span text:style-name="Strong_20_Emphasis"><text:span text:style-name="T81">Показатель</text:span></text:span></text:p>
          </table:table-cell>
          <table:table-cell table:style-name="Таблица1.A1" office:value-type="string">
            <text:p text:style-name="P32"><text:span text:style-name="Strong_20_Emphasis"><text:span text:style-name="T81">Оценка</text:span></text:span></text:p>
          </table:table-cell>
          <table:table-cell table:style-name="Таблица1.A1" office:value-type="string">
            <text:p text:style-name="P32"><text:span text:style-name="Strong_20_Emphasis"><text:span text:style-name="T81">Критичность</text:span></text:span></text:p>
          </table:table-cell>
          <table:table-cell table:style-name="Таблица1.D1" office:value-type="string">
            <text:p text:style-name="P32"><text:span text:style-name="Strong_20_Emphasis"><text:span text:style-name="T81">Примечания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Практичн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94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Высо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Лучший показатель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Целостн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89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Средня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Требуется аудит изменений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Корректн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93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Высо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Минимальные ошибки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Удобство обслуживания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87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Средня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Нужен IT-специалист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Оцениваем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85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Низ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Не хватает аналитики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Гибк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90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Высо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Хорошая настройка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Адаптируем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88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Средня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Проблемы с сезонностью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Мобильность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92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Высо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Отличное приложение</text:span></text:span></text:p>
          </table:table-cell>
        </table:table-row>
        <table:table-row>
          <table:table-cell table:style-name="Таблица1.A2" office:value-type="string">
            <text:p text:style-name="P31"><text:span text:style-name="Strong_20_Emphasis"><text:span text:style-name="T75">Взаимодействие</text:span></text:span></text:p>
          </table:table-cell>
          <table:table-cell table:style-name="Таблица1.A2" office:value-type="string">
            <text:p text:style-name="P32"><text:span text:style-name="Strong_20_Emphasis"><text:span text:style-name="T77">95</text:span></text:span></text:p>
          </table:table-cell>
          <table:table-cell table:style-name="Таблица1.A2" office:value-type="string">
            <text:p text:style-name="P32"><text:span text:style-name="Strong_20_Emphasis"><text:span text:style-name="T75">Высокая</text:span></text:span></text:p>
          </table:table-cell>
          <table:table-cell table:style-name="Таблица1.D2" office:value-type="string">
            <text:p text:style-name="P32"><text:span text:style-name="Strong_20_Emphasis"><text:span text:style-name="T75">Лучший показатель</text:span></text:span></text:p>
          </table:table-cell>
        </table:table-row>
      </table:table>
      <text:p text:style-name="P26"><text:span text:style-name="Strong_20_Emphasis"><text:span text:style-name="T78">Из таблицы показателей вытекают следующие р</text:span></text:span><text:span text:style-name="Strong_20_Emphasis"><text:span text:style-name="T75">екомендации по улучшению:</text:span></text:span></text:p>
      <text:list text:continue-numbering="true" text:style-name="L1">
        <text:list-item>
          <text:p text:style-name="P45"><text:span text:style-name="Strong_20_Emphasis"><text:span text:style-name="T90">внедрить систему аудита изменений (+5% к целостности);</text:span></text:span></text:p>
        </text:list-item>
        <text:list-item>
          <text:p text:style-name="P47"><text:span text:style-name="Strong_20_Emphasis"><text:span text:style-name="T90">разработать инструменты для сезонной аналитики (+7% к оцениваемости);</text:span></text:span></text:p>
        </text:list-item>
        <text:list-item>
          <text:p text:style-name="P47"><text:span text:style-name="Strong_20_Emphasis"><text:span text:style-name="T90">упростить редактор сценариев (+3% к гибкости);</text:span></text:span></text:p>
        </text:list-item>
        <text:list-item>
          <text:p text:style-name="P47"><text:span text:style-name="Strong_20_Emphasis"><text:span text:style-name="T90">добавить полный офлайн-режим (+4% к мобильности).</text:span></text:span></text:p>
        </text:list-item>
      </text:list>
      <text:p text:style-name="P26"><text:span text:style-name="Strong_20_Emphasis"><text:span text:style-name="T75">Текущий общий уровень качества системы: 90.3 </text:span></text:span><text:span text:style-name="Strong_20_Emphasis"><text:span text:style-name="T78">из </text:span></text:span><text:span text:style-name="Strong_20_Emphasis"><text:span text:style-name="T75">100 (отличный показатель для малого бизнеса). Оптимизация указанных направлений может повысить оценку до 93-95 баллов.</text:span></text:span></text:p>
      <text:p text:style-name="P26"><text:span text:style-name="Strong_20_Emphasis"><text:span text:style-name="T75"/></text:span></text:p>
      <text:p text:style-name="P30"><text:span text:style-name="Strong_20_Emphasis"><text:span text:style-name="T73"/></text:span></text:p>
      <text:h text:style-name="P18" text:outline-level="2"><text:bookmark-start text:name="__RefHeading___Toc5489_1297294658"/><text:span text:style-name="Strong_20_Emphasis"><text:span text:style-name="T88">Заключение.</text:span></text:span><text:bookmark-end text:name="__RefHeading___Toc5489_1297294658"/></text:h>
      <text:p text:style-name="P27"><text:span text:style-name="Strong_20_Emphasis"><text:span text:style-name="T75">Оценка качества информационной системы «</text:span></text:span><text:span text:style-name="Strong_20_Emphasis"><text:span text:style-name="T73">Бабушкины пельмени»</text:span></text:span><text:span text:style-name="Strong_20_Emphasis"><text:span text:style-name="T75"> показала, что внедрение CRM на базе Bitrix24 значительно повысило эффективность бизнес-процессов. Система демонстрирует высокие показатели по функциональности (охват 92% задач), надежности (99.6%) и экономической отдаче (коэффициент окупаемости инвестиций 217% за 6 месяцев). Ключевые преимущества — автоматизация рутинных операций, сокращение потерь заказов и рост повторных продаж, что подтверждает соответствие системы основным требованиям бизнеса.</text:span></text:span></text:p>
      <text:p text:style-name="P27"><text:span text:style-name="Strong_20_Emphasis"><text:span text:style-name="T75">Однако выявлены направления для улучшения: необходимо доработать аналитику себестоимости продукции, усилить меры безопасности (особенно для мобильных пользователей) и добавить инструменты прогнозирования сезонного спроса. Эти меры помогут повысить общую оценку качества системы с текущих 90,</text:span></text:span><text:span text:style-name="Strong_20_Emphasis"><text:span text:style-name="T78">3</text:span></text:span><text:span text:style-name="Strong_20_Emphasis"><text:span text:style-name="T75">/100 до 93-95 баллов, обеспечив еще большую адаптивность к изменениям рынка.</text:span></text:span></text:p>
      <text:p text:style-name="P28"><text:span text:style-name="Strong_20_Emphasis"><text:span text:style-name="T75">В целом, ИС «</text:span></text:span><text:span text:style-name="Strong_20_Emphasis"><text:span text:style-name="T73">Бабушкины пельмени»</text:span></text:span><text:span text:style-name="Strong_20_Emphasis"><text:span text:style-name="T75"> является удачным примером цифровизации малого бизнеса, где грамотный подбор функций CRM и их точная настройка под специфику пищевого производства принесли ощутимый экономический эффект. Дальнейшее развитие системы должно быть направлено на углубленную аналитику данных и предиктивные технологии, что позволит не только реагировать на изменения, но и <text:s/></text:span></text:span><text:span text:style-name="Strong_20_Emphasis"><text:span text:style-name="T79">применять проактивное управление</text:span></text:span><text:span text:style-name="Strong_20_Emphasis"><text:span text:style-name="T75"> бизнес-процессами, </text:span></text:span><text:span text:style-name="Strong_20_Emphasis"><text:span text:style-name="T79">то есть используя стратегию, при которой бизнес предупреждает проблемы и использует возможности до их возникновения, а не просто реагирует на уже случившиеся события</text:span></text:span><text:span text:style-name="Strong_20_Emphasis"><text:span text:style-name="T75">.</text:span></text:span></text:p>
      <text:h text:style-name="P18" text:outline-level="2"><text:bookmark-start text:name="__RefHeading___Toc5491_1297294658"/><text:span text:style-name="Strong_20_Emphasis"><text:span text:style-name="T88">Список литературы.</text:span></text:span><text:bookmark-end text:name="__RefHeading___Toc5491_1297294658"/></text:h>
      <text:list text:continue-list="list221917201159645" text:style-name="L4">
        <text:list-item text:start-value="1">
          <text:p text:style-name="P40"><text:span text:style-name="Strong_20_Emphasis"><text:span text:style-name="T75">Гагарина, Л. Г. Качество программного обеспечения : учебник / Л. Г. Гагарина, Д. В. Киселев, Е. Л. Федотова. — Москва : Форум, 2019. — 256 с. — ISBN 978-5-8199-0843-2.</text:span></text:span></text:p>
        </text:list-item>
        <text:list-item>
          <text:p text:style-name="P40"><text:span text:style-name="Strong_20_Emphasis"><text:span text:style-name="T75">Липаев, В. В. Качество программных средств : монография / В. В. Липаев. — Москва : Синтег, 2020. — 320 с. — ISBN 978-5-89638-157-9.</text:span></text:span></text:p>
        </text:list-item>
        <text:list-item>
          <text:p text:style-name="P40"><text:span text:style-name="Strong_20_Emphasis"><text:span text:style-name="T75">Иванов, А. А. Оценка экономической эффективности внедрения CRM-систем в малом бизнесе / А. А. Иванов, С. К. Петрова // Информационные технологии. — 2021. — № 4. — С. 45–52.</text:span></text:span></text:p>
        </text:list-item>
        <text:list-item>
          <text:p text:style-name="P41"><text:span text:style-name="Strong_20_Emphasis"><text:span text:style-name="T75">Романова, О. Н. Bitrix24: от внедрения до автоматизации / О. Н. Романова. — Москва : Бизнес-Арс, 2022. — 150 с. — ISBN 978-5-604-5678-3-4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4-28T22:19:16.602700388</dc:date>
    <meta:editing-cycles>224</meta:editing-cycles>
    <meta:editing-duration>P1DT4H54M33S</meta:editing-duration>
    <meta:generator>LibreOffice/24.2.7.2$Linux_X86_64 LibreOffice_project/420$Build-2</meta:generator>
    <meta:print-date>2025-03-05T15:48:12.412927339</meta:print-date>
    <meta:printed-by>Файлы PDF</meta:printed-by>
    <meta:document-statistic meta:table-count="2" meta:image-count="0" meta:object-count="0" meta:page-count="11" meta:paragraph-count="216" meta:word-count="1812" meta:character-count="13993" meta:non-whitespace-character-count="12443"/>
    <meta:user-defined meta:name="AppVersion">16.0000</meta:user-defined>
    <meta:template xlink:type="simple" xlink:actuate="onRequest" xlink:title="Normal.dotm" xlink:href=""/>
  </office:meta>
</office:document-meta>
</file>